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Aptos Display" svg:font-family="Aptos Display" style:font-family-generic="swiss" style:font-pitch="variable"/>
    <style:font-face style:name="游明朝" svg:font-family="游明朝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Aptos Display" svg:font-family="Aptos Display" style:font-family-generic="swiss" style:font-pitch="variable"/>
    <style:font-face style:name="游明朝" svg:font-family="游明朝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oading Tracker_</dc:creator>
    <meta:creation-date>2025-05-27T11:43:00Z</meta:creation-date>
    <dc:date>2025-06-08T10:11:00Z</dc:date>
    <meta:template xlink:href="Normal" xlink:type="simple"/>
    <meta:editing-cycles>17</meta:editing-cycles>
    <meta:editing-duration>PT10620S</meta:editing-duration>
    <meta:document-statistic meta:page-count="1" meta:paragraph-count="0" meta:word-count="0" meta:character-count="0" meta:row-count="0" meta:non-whitespace-character-count="0"/>
  </office:meta>
</office:document-meta>
</file>